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6" style:family="table-column">
      <style:table-column-properties fo:break-before="auto" style:column-width="1.2063in"/>
    </style:style>
    <style:style style:name="co17" style:family="table-column">
      <style:table-column-properties fo:break-before="auto" style:column-width="1.3756in"/>
    </style:style>
    <style:style style:name="co18" style:family="table-column">
      <style:table-column-properties fo:break-before="auto" style:column-width="1.2598in"/>
    </style:style>
    <style:style style:name="co19" style:family="table-column">
      <style:table-column-properties fo:break-before="auto" style:column-width="1.8492in"/>
    </style:style>
    <style:style style:name="co20" style:family="table-column">
      <style:table-column-properties fo:break-before="auto" style:column-width="0.7953in"/>
    </style:style>
    <style:style style:name="co21" style:family="table-column">
      <style:table-column-properties fo:break-before="auto" style:column-width="1.2154in"/>
    </style:style>
    <style:style style:name="co22" style:family="table-column">
      <style:table-column-properties fo:break-before="auto" style:column-width="1.6346in"/>
    </style:style>
    <style:style style:name="co23" style:family="table-column">
      <style:table-column-properties fo:break-before="auto" style:column-width="0.8484in"/>
    </style:style>
    <style:style style:name="co2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3846in"/>
    </style:style>
    <style:style style:name="co12" style:family="table-column">
      <style:table-column-properties fo:break-before="auto" style:column-width="1.1075in"/>
    </style:style>
    <style:style style:name="co13" style:family="table-column">
      <style:table-column-properties fo:break-before="auto" style:column-width="0.6874in"/>
    </style:style>
    <style:style style:name="co14" style:family="table-column">
      <style:table-column-properties fo:break-before="auto" style:column-width="1.072in"/>
    </style:style>
    <style:style style:name="co15" style:family="table-column">
      <style:table-column-properties fo:break-before="auto" style:column-width="0.5984in"/>
    </style:style>
    <style:style style:name="co25" style:family="table-column">
      <style:table-column-properties fo:break-before="auto" style:column-width="0.8217in"/>
    </style:style>
    <style:style style:name="co26" style:family="table-column">
      <style:table-column-properties fo:break-before="auto" style:column-width="1.689in"/>
    </style:style>
    <style:style style:name="co27" style:family="table-column">
      <style:table-column-properties fo:break-before="auto" style:column-width="1.2417in"/>
    </style:style>
    <style:style style:name="co28" style:family="table-column">
      <style:table-column-properties fo:break-before="auto" style:column-width="1.4472in"/>
    </style:style>
    <style:style style:name="co29" style:family="table-column">
      <style:table-column-properties fo:break-before="auto" style:column-width="1.4925in"/>
    </style:style>
    <style:style style:name="co30" style:family="table-column">
      <style:table-column-properties fo:break-before="auto" style:column-width="1.1701in"/>
    </style:style>
    <style:style style:name="co31" style:family="table-column">
      <style:table-column-properties fo:break-before="auto" style:column-width="2.5827in"/>
    </style:style>
    <style:style style:name="co32" style:family="table-column">
      <style:table-column-properties fo:break-before="auto" style:column-width="1.8138in"/>
    </style:style>
    <style:style style:name="co33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5"/>
    <style:style style:name="ce3" style:family="table-cell" style:parent-style-name="Default">
      <style:paragraph-properties style:writing-mode="lr-tb"/>
      <style:map style:condition="cell-content()&gt;0.06945" style:apply-style-name="Accent_20_1" style:base-cell-address="'DiffSkew (Zturnv2)'.G2"/>
      <style:map style:condition="cell-content()&lt;-0.06945" style:apply-style-name="Accent_20_1" style:base-cell-address="'DiffSkew (Zturnv2)'.G2"/>
    </style:style>
    <style:style style:name="ce8" style:family="table-cell" style:parent-style-name="Default">
      <style:map style:condition="cell-content()&gt;0.06945" style:apply-style-name="Accent_20_1" style:base-cell-address="'DiffSkew (Zturnv2)'.G28"/>
      <style:map style:condition="cell-content()&lt;-0.06945" style:apply-style-name="Accent" style:base-cell-address="'DiffSkew (Zturnv2)'.G28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m signal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Pin FPGA</text:p>
          </table:table-cell>
          <table:table-cell office:value-type="string" calcext:value-type="string">
            <text:p>Signal FPGA</text:p>
          </table:table-cell>
          <table:table-cell office:value-type="string" calcext:value-type="string">
            <text:p>I/O Bank</text:p>
          </table:table-cell>
          <table:table-cell office:value-type="string" calcext:value-type="string">
            <text:p>IOSTANDARD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 Header</text:p>
          </table:table-cell>
          <table:table-cell office:value-type="string" calcext:value-type="string">
            <text:p>Device Dest.</text:p>
          </table:table-cell>
          <table:table-cell office:value-type="string" calcext:value-type="string">
            <text:p>Pin Dest.</text:p>
          </table:table-cell>
          <table:table-cell office:value-type="string" calcext:value-type="string">
            <text:p>N° Pin Dest.</text:p>
          </table:table-cell>
        </table:table-row>
        <table:table-row table:style-name="ro1">
          <table:table-cell office:value-type="string" calcext:value-type="string">
            <text:p>noip_mosi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9</text:p>
          </table:table-cell>
          <table:table-cell office:value-type="string" calcext:value-type="string">
            <text:p>IO_B13_LP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osi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IO_B34_LN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os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ip_miso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IO_B34_LP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mis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ip_sck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IO_B34_LN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ck1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IO_B34_LN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</text:p>
          </table:table-cell>
          <table:table-cell office:value-type="string" calcext:value-type="string">
            <text:p>sc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ip_ss[0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IO_B34_LN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ss[1]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IO_B34_LP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s_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noip_clk_pll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7</text:p>
          </table:table-cell>
          <table:table-cell office:value-type="string" calcext:value-type="string">
            <text:p>IO_B13_LP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clk_pll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O_B34_LN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k_pl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noip_monitor0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O_B13_LN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0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W14</text:p>
          </table:table-cell>
          <table:table-cell office:value-type="string" calcext:value-type="string">
            <text:p>IO_B34_LP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monitor1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O_B13_LP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monitor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oip_monitor1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IO_B34_LN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monitor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oip_trigger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IO_B13_LN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trigger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U14</text:p>
          </table:table-cell>
          <table:table-cell office:value-type="string" calcext:value-type="string">
            <text:p>IO_B34_LP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trigger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oip_rst_n[0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IO_B13_LP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ip_rst_n[1]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IO_B34_LN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reset_n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vdd18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O_B13_LP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18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IO_B34_LN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1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vdd33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IO_B34_LP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33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IO_B34_LP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ddpix_toggle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8</text:p>
          </table:table-cell>
          <table:table-cell office:value-type="string" calcext:value-type="string">
            <text:p>IO_B13_LN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ddpix_toggle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W13</text:p>
          </table:table-cell>
          <table:table-cell office:value-type="string" calcext:value-type="string">
            <text:p>IO_B34_LN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3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w_enable_n[0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Y6</text:p>
          </table:table-cell>
          <table:table-cell office:value-type="string" calcext:value-type="string">
            <text:p>IO_B13_LN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w_enable_n[1]</text:p>
          </table:table-cell>
          <table:table-cell office:value-type="string" calcext:value-type="string">
            <text:p>PowerCtrl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IO_B34_LP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VCMOS33</text:p>
          </table:table-cell>
          <table:table-cell office:value-type="string" calcext:value-type="string">
            <text:p>J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vds_clk_0_p</text:p>
          </table:table-cell>
          <table:table-cell office:value-type="string" calcext:value-type="string">
            <text:p>LVDS</text:p>
          </table:table-cell>
          <table:table-cell table:style-name="ce4" office:value-type="string" calcext:value-type="string">
            <text:p>B19</text:p>
          </table:table-cell>
          <table:table-cell office:value-type="string" calcext:value-type="string">
            <text:p>IO_B35_LP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clk_0_n</text:p>
          </table:table-cell>
          <table:table-cell office:value-type="string" calcext:value-type="string">
            <text:p>LVDS</text:p>
          </table:table-cell>
          <table:table-cell table:style-name="ce4" office:value-type="string" calcext:value-type="string">
            <text:p>A20</text:p>
          </table:table-cell>
          <table:table-cell office:value-type="string" calcext:value-type="string">
            <text:p>IO_B35_LN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dout0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IO_B35_LP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0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IO_B35_LN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1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IO_B35_LP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1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IO_B35_LN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2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IO_B35_LP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2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IO_B35_LN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3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9</text:p>
          </table:table-cell>
          <table:table-cell office:value-type="string" calcext:value-type="string">
            <text:p>IO_B35_LP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dout3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IO_B35_LN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sync_0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7</text:p>
          </table:table-cell>
          <table:table-cell office:value-type="string" calcext:value-type="string">
            <text:p>IO_B35_LP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sync_0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8</text:p>
          </table:table-cell>
          <table:table-cell office:value-type="string" calcext:value-type="string">
            <text:p>IO_B35_LN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IP0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vds_clk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IO_B35_LP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vds_clk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H18</text:p>
          </table:table-cell>
          <table:table-cell office:value-type="string" calcext:value-type="string">
            <text:p>IO_B35_LN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clock_out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vds_dout0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IO_B35_LP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lvds_dout0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IO_B35_LN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vds_dout1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19</text:p>
          </table:table-cell>
          <table:table-cell office:value-type="string" calcext:value-type="string">
            <text:p>IO_B35_LP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vds_dout1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G20</text:p>
          </table:table-cell>
          <table:table-cell office:value-type="string" calcext:value-type="string">
            <text:p>IO_B35_LN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vds_dout2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4</text:p>
          </table:table-cell>
          <table:table-cell office:value-type="string" calcext:value-type="string">
            <text:p>IO_B35_LP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vds_dout2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IO_B35_LN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vds_dout3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IO_B35_LP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n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vds_dout3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IO_B35_LN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doutp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vds_sync_1_p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K16</text:p>
          </table:table-cell>
          <table:table-cell office:value-type="string" calcext:value-type="string">
            <text:p>IO_B35_LP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vds_sync_1_n</text:p>
          </table:table-cell>
          <table:table-cell office:value-type="string" calcext:value-type="string">
            <text:p>LVDS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IO_B35_LN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VDS_25</text:p>
          </table:table-cell>
          <table:table-cell office:value-type="string" calcext:value-type="string">
            <text:p>J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NOIP1</text:p>
          </table:table-cell>
          <table:table-cell office:value-type="string" calcext:value-type="string">
            <text:p>syncp</text:p>
          </table:table-cell>
          <table:table-cell office:value-type="float" office:value="18" calcext:value-type="float">
            <text:p>18</text:p>
          </table:table-cell>
        </table:table-row>
      </table:table>
      <table:table table:name="DiffSkew (Zturnv2)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"/>
        <table:table-column table:style-name="co31" table:default-cell-style-name="Default"/>
        <table:table-column table:style-name="co32" table:default-cell-style-name="ce3"/>
        <table:table-column table:style-name="co2" table:default-cell-style-name="Default"/>
        <table:table-column table:style-name="co33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office:value-type="string" calcext:value-type="string">
            <text:p>Net Name</text:p>
          </table:table-cell>
          <table:table-cell office:value-type="string" calcext:value-type="string">
            <text:p>Etch Length (mils)</text:p>
          </table:table-cell>
          <table:table-cell table:style-name="Default" office:value-type="string" calcext:value-type="string">
            <text:p>Difference (mils)</text:p>
          </table:table-cell>
          <table:table-cell office:value-type="string" calcext:value-type="string">
            <text:p>Difference (mm) – P-first</text:p>
          </table:table-cell>
          <table:table-cell table:style-name="Default" office:value-type="string" calcext:value-type="string">
            <text:p>ZturnV2 Diff Skew (ns)</text:p>
          </table:table-cell>
          <table:table-cell office:value-type="string" calcext:value-type="string">
            <text:p>Pair name</text:p>
          </table:table-cell>
          <table:table-cell office:value-type="string" calcext:value-type="string">
            <text:p>PCB Diff Skew (ns)</text:p>
          </table:table-cell>
          <table:table-cell office:value-type="string" calcext:value-type="string">
            <text:p>Total Skew (ns)</text:p>
          </table:table-cell>
        </table:table-row>
        <table:table-row table:style-name="ro1">
          <table:table-cell office:value-type="string" calcext:value-type="string">
            <text:p>XADC_INN0</text:p>
          </table:table-cell>
          <table:table-cell office:value-type="float" office:value="2028.243" calcext:value-type="float">
            <text:p>2028.243</text:p>
          </table:table-cell>
          <table:table-cell office:value-type="string" calcext:value-type="string">
            <text:p>XADC_INP0</text:p>
          </table:table-cell>
          <table:table-cell office:value-type="float" office:value="2025.44" calcext:value-type="float">
            <text:p>2025.44</text:p>
          </table:table-cell>
          <table:table-cell table:formula="of:=([.B2] - [.D2])" office:value-type="float" office:value="2.80299999999988" calcext:value-type="float">
            <text:p>2.8030000</text:p>
          </table:table-cell>
          <table:table-cell table:formula="of:= -([.E2] * 0.0254)" office:value-type="float" office:value="-0.071196199999997" calcext:value-type="float">
            <text:p>-0.071196199999997</text:p>
          </table:table-cell>
          <table:table-cell table:formula="of:= [.F2] * 0.066518" office:value-type="float" office:value="-0.0047358288315998" calcext:value-type="float">
            <text:p>-0.0047358288315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ADC_TEMP_N</text:p>
          </table:table-cell>
          <table:table-cell office:value-type="float" office:value="2043.248" calcext:value-type="float">
            <text:p>2043.248</text:p>
          </table:table-cell>
          <table:table-cell office:value-type="string" calcext:value-type="string">
            <text:p>XADC_TEMP_P</text:p>
          </table:table-cell>
          <table:table-cell office:value-type="float" office:value="2043.24" calcext:value-type="float">
            <text:p>2043.24</text:p>
          </table:table-cell>
          <table:table-cell table:formula="of:=([.B3] - [.D3])" office:value-type="float" office:value="0.0080000000000382" calcext:value-type="float">
            <text:p>0.0080000</text:p>
          </table:table-cell>
          <table:table-cell table:formula="of:= -([.E3] * 0.0254)" office:value-type="float" office:value="-0.00020320000000097" calcext:value-type="float">
            <text:p>-0.00020320000000097</text:p>
          </table:table-cell>
          <table:table-cell table:formula="of:= [.F3] * 0.066518" office:value-type="float" office:value="-0.0000135164576000645" calcext:value-type="float">
            <text:p>-1.35164576000645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1</text:p>
          </table:table-cell>
          <table:table-cell office:value-type="float" office:value="1177.382" calcext:value-type="float">
            <text:p>1177.382</text:p>
          </table:table-cell>
          <table:table-cell office:value-type="string" calcext:value-type="string">
            <text:p>IO_B13_LP11</text:p>
          </table:table-cell>
          <table:table-cell office:value-type="float" office:value="1179.259" calcext:value-type="float">
            <text:p>1179.259</text:p>
          </table:table-cell>
          <table:table-cell table:formula="of:=([.B4] - [.D4])" office:value-type="float" office:value="-1.87699999999995" calcext:value-type="float">
            <text:p>-1.8770000</text:p>
          </table:table-cell>
          <table:table-cell table:formula="of:= -([.E4] * 0.0254)" office:value-type="float" office:value="0.0476757999999987" calcext:value-type="float">
            <text:p>0.0476757999999987</text:p>
          </table:table-cell>
          <table:table-cell table:formula="of:= [.F4] * 0.066518" office:value-type="float" office:value="0.00317129886439992" calcext:value-type="float">
            <text:p>0.00317129886439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2</text:p>
          </table:table-cell>
          <table:table-cell office:value-type="float" office:value="1330.609" calcext:value-type="float">
            <text:p>1330.609</text:p>
          </table:table-cell>
          <table:table-cell office:value-type="string" calcext:value-type="string">
            <text:p>IO_B13_LP12</text:p>
          </table:table-cell>
          <table:table-cell office:value-type="float" office:value="1334.861" calcext:value-type="float">
            <text:p>1334.861</text:p>
          </table:table-cell>
          <table:table-cell table:formula="of:=([.B5] - [.D5])" office:value-type="float" office:value="-4.25200000000018" calcext:value-type="float">
            <text:p>-4.2520000</text:p>
          </table:table-cell>
          <table:table-cell table:formula="of:= -([.E5] * 0.0254)" office:value-type="float" office:value="0.108000800000005" calcext:value-type="float">
            <text:p>0.108000800000005</text:p>
          </table:table-cell>
          <table:table-cell table:formula="of:= [.F5] * 0.066518" office:value-type="float" office:value="0.0071839972144003" calcext:value-type="float">
            <text:p>0.0071839972144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3</text:p>
          </table:table-cell>
          <table:table-cell office:value-type="float" office:value="952.736" calcext:value-type="float">
            <text:p>952.736</text:p>
          </table:table-cell>
          <table:table-cell office:value-type="string" calcext:value-type="string">
            <text:p>IO_B13_LP13</text:p>
          </table:table-cell>
          <table:table-cell office:value-type="float" office:value="954.037" calcext:value-type="float">
            <text:p>954.037</text:p>
          </table:table-cell>
          <table:table-cell table:formula="of:=([.B6] - [.D6])" office:value-type="float" office:value="-1.30100000000004" calcext:value-type="float">
            <text:p>-1.3010000</text:p>
          </table:table-cell>
          <table:table-cell table:formula="of:= -([.E6] * 0.0254)" office:value-type="float" office:value="0.033045400000001" calcext:value-type="float">
            <text:p>0.033045400000001</text:p>
          </table:table-cell>
          <table:table-cell table:formula="of:= [.F6] * 0.066518" office:value-type="float" office:value="0.00219811391720007" calcext:value-type="float">
            <text:p>0.00219811391720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4</text:p>
          </table:table-cell>
          <table:table-cell office:value-type="float" office:value="1216.677" calcext:value-type="float">
            <text:p>1216.677</text:p>
          </table:table-cell>
          <table:table-cell office:value-type="string" calcext:value-type="string">
            <text:p>IO_B13_LP14</text:p>
          </table:table-cell>
          <table:table-cell office:value-type="float" office:value="1214.491" calcext:value-type="float">
            <text:p>1214.491</text:p>
          </table:table-cell>
          <table:table-cell table:formula="of:=([.B7] - [.D7])" office:value-type="float" office:value="2.18599999999992" calcext:value-type="float">
            <text:p>2.1860000</text:p>
          </table:table-cell>
          <table:table-cell table:formula="of:= -([.E7] * 0.0254)" office:value-type="float" office:value="-0.055524399999998" calcext:value-type="float">
            <text:p>-0.055524399999998</text:p>
          </table:table-cell>
          <table:table-cell table:formula="of:= [.F7] * 0.066518" office:value-type="float" office:value="-0.00369337203919986" calcext:value-type="float">
            <text:p>-0.00369337203919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15</text:p>
          </table:table-cell>
          <table:table-cell office:value-type="float" office:value="819.033" calcext:value-type="float">
            <text:p>819.033</text:p>
          </table:table-cell>
          <table:table-cell office:value-type="string" calcext:value-type="string">
            <text:p>IO_B13_LP15</text:p>
          </table:table-cell>
          <table:table-cell office:value-type="float" office:value="820.63" calcext:value-type="float">
            <text:p>820.63</text:p>
          </table:table-cell>
          <table:table-cell table:formula="of:=([.B8] - [.D8])" office:value-type="float" office:value="-1.59699999999998" calcext:value-type="float">
            <text:p>-1.5970000</text:p>
          </table:table-cell>
          <table:table-cell table:formula="of:= -([.E8] * 0.0254)" office:value-type="float" office:value="0.0405637999999995" calcext:value-type="float">
            <text:p>0.0405637999999995</text:p>
          </table:table-cell>
          <table:table-cell table:formula="of:= [.F8] * 0.066518" office:value-type="float" office:value="0.00269822284839997" calcext:value-type="float">
            <text:p>0.002698222848399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13_LN21</text:p>
          </table:table-cell>
          <table:table-cell office:value-type="float" office:value="1130.786" calcext:value-type="float">
            <text:p>1130.786</text:p>
          </table:table-cell>
          <table:table-cell office:value-type="string" calcext:value-type="string">
            <text:p>IO_B13_LP21</text:p>
          </table:table-cell>
          <table:table-cell office:value-type="float" office:value="1129.357" calcext:value-type="float">
            <text:p>1129.357</text:p>
          </table:table-cell>
          <table:table-cell table:formula="of:=([.B9] - [.D9])" office:value-type="float" office:value="1.42900000000009" calcext:value-type="float">
            <text:p>1.4290000</text:p>
          </table:table-cell>
          <table:table-cell table:formula="of:= -([.E9] * 0.0254)" office:value-type="float" office:value="-0.0362966000000023" calcext:value-type="float">
            <text:p>-0.0362966000000023</text:p>
          </table:table-cell>
          <table:table-cell table:formula="of:= [.F9] * 0.066518" office:value-type="float" office:value="-0.00241437723880015" calcext:value-type="float">
            <text:p>-0.00241437723880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1</text:p>
          </table:table-cell>
          <table:table-cell office:value-type="float" office:value="1340.824" calcext:value-type="float">
            <text:p>1340.824</text:p>
          </table:table-cell>
          <table:table-cell office:value-type="string" calcext:value-type="string">
            <text:p>IO_B34_LP1</text:p>
          </table:table-cell>
          <table:table-cell office:value-type="float" office:value="1336.715" calcext:value-type="float">
            <text:p>1336.715</text:p>
          </table:table-cell>
          <table:table-cell table:formula="of:=([.B10] - [.D10])" office:value-type="float" office:value="4.10900000000015" calcext:value-type="float">
            <text:p>4.1090000</text:p>
          </table:table-cell>
          <table:table-cell table:formula="of:= -([.E10] * 0.0254)" office:value-type="float" office:value="-0.104368600000004" calcext:value-type="float">
            <text:p>-0.104368600000004</text:p>
          </table:table-cell>
          <table:table-cell table:formula="of:= [.F10] * 0.066518" office:value-type="float" office:value="-0.00694239053480025" calcext:value-type="float">
            <text:p>-0.00694239053480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2</text:p>
          </table:table-cell>
          <table:table-cell office:value-type="float" office:value="915.327" calcext:value-type="float">
            <text:p>915.327</text:p>
          </table:table-cell>
          <table:table-cell office:value-type="string" calcext:value-type="string">
            <text:p>IO_B34_LP2</text:p>
          </table:table-cell>
          <table:table-cell office:value-type="float" office:value="914.571" calcext:value-type="float">
            <text:p>914.571</text:p>
          </table:table-cell>
          <table:table-cell table:formula="of:=([.B11] - [.D11])" office:value-type="float" office:value="0.755999999999972" calcext:value-type="float">
            <text:p>0.7560000</text:p>
          </table:table-cell>
          <table:table-cell table:formula="of:= -([.E11] * 0.0254)" office:value-type="float" office:value="-0.0192023999999993" calcext:value-type="float">
            <text:p>-0.0192023999999993</text:p>
          </table:table-cell>
          <table:table-cell table:formula="of:= [.F11] * 0.066518" office:value-type="float" office:value="-0.00127730524319995" calcext:value-type="float">
            <text:p>-0.001277305243199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3</text:p>
          </table:table-cell>
          <table:table-cell office:value-type="float" office:value="1060.727" calcext:value-type="float">
            <text:p>1060.727</text:p>
          </table:table-cell>
          <table:table-cell office:value-type="string" calcext:value-type="string">
            <text:p>IO_B34_LP3</text:p>
          </table:table-cell>
          <table:table-cell office:value-type="float" office:value="1085.922" calcext:value-type="float">
            <text:p>1085.922</text:p>
          </table:table-cell>
          <table:table-cell table:formula="of:=([.B12] - [.D12])" office:value-type="float" office:value="-25.1949999999999" calcext:value-type="float">
            <text:p>-25.1950000</text:p>
          </table:table-cell>
          <table:table-cell table:formula="of:= -([.E12] * 0.0254)" office:value-type="float" office:value="0.639952999999997" calcext:value-type="float">
            <text:p>0.639952999999997</text:p>
          </table:table-cell>
          <table:table-cell table:formula="of:= [.F12] * 0.066518" office:value-type="float" office:value="0.0425683936539998" calcext:value-type="float">
            <text:p>0.042568393653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4</text:p>
          </table:table-cell>
          <table:table-cell office:value-type="float" office:value="844.014" calcext:value-type="float">
            <text:p>844.014</text:p>
          </table:table-cell>
          <table:table-cell office:value-type="string" calcext:value-type="string">
            <text:p>IO_B34_LP4</text:p>
          </table:table-cell>
          <table:table-cell office:value-type="float" office:value="847.381" calcext:value-type="float">
            <text:p>847.381</text:p>
          </table:table-cell>
          <table:table-cell table:formula="of:=([.B13] - [.D13])" office:value-type="float" office:value="-3.36699999999996" calcext:value-type="float">
            <text:p>-3.3670000</text:p>
          </table:table-cell>
          <table:table-cell table:formula="of:= -([.E13] * 0.0254)" office:value-type="float" office:value="0.085521799999999" calcext:value-type="float">
            <text:p>0.085521799999999</text:p>
          </table:table-cell>
          <table:table-cell table:formula="of:= [.F13] * 0.066518" office:value-type="float" office:value="0.00568873909239993" calcext:value-type="float">
            <text:p>0.00568873909239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5</text:p>
          </table:table-cell>
          <table:table-cell office:value-type="float" office:value="1128.477" calcext:value-type="float">
            <text:p>1128.477</text:p>
          </table:table-cell>
          <table:table-cell office:value-type="string" calcext:value-type="string">
            <text:p>IO_B34_LP5</text:p>
          </table:table-cell>
          <table:table-cell office:value-type="float" office:value="1127.092" calcext:value-type="float">
            <text:p>1127.092</text:p>
          </table:table-cell>
          <table:table-cell table:formula="of:=([.B14] - [.D14])" office:value-type="float" office:value="1.38499999999999" calcext:value-type="float">
            <text:p>1.3850000</text:p>
          </table:table-cell>
          <table:table-cell table:formula="of:= -([.E14] * 0.0254)" office:value-type="float" office:value="-0.0351789999999997" calcext:value-type="float">
            <text:p>-0.0351789999999997</text:p>
          </table:table-cell>
          <table:table-cell table:formula="of:= [.F14] * 0.066518" office:value-type="float" office:value="-0.00234003672199998" calcext:value-type="float">
            <text:p>-0.0023400367219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6</text:p>
          </table:table-cell>
          <table:table-cell office:value-type="float" office:value="1359.047" calcext:value-type="float">
            <text:p>1359.047</text:p>
          </table:table-cell>
          <table:table-cell office:value-type="string" calcext:value-type="string">
            <text:p>IO_B34_LP6</text:p>
          </table:table-cell>
          <table:table-cell office:value-type="float" office:value="952.025" calcext:value-type="float">
            <text:p>952.025</text:p>
          </table:table-cell>
          <table:table-cell table:formula="of:=([.B15] - [.D15])" office:value-type="float" office:value="407.022" calcext:value-type="float">
            <text:p>407.0220000</text:p>
          </table:table-cell>
          <table:table-cell table:formula="of:= -([.E15] * 0.0254)" office:value-type="float" office:value="-10.3383588" calcext:value-type="float">
            <text:p>-10.3383588</text:p>
          </table:table-cell>
          <table:table-cell table:formula="of:= [.F15] * 0.066518" office:value-type="float" office:value="-0.6876869506584" calcext:value-type="float">
            <text:p>-0.6876869506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7</text:p>
          </table:table-cell>
          <table:table-cell office:value-type="float" office:value="1413.582" calcext:value-type="float">
            <text:p>1413.582</text:p>
          </table:table-cell>
          <table:table-cell office:value-type="string" calcext:value-type="string">
            <text:p>IO_B34_LP7</text:p>
          </table:table-cell>
          <table:table-cell office:value-type="float" office:value="1413.378" calcext:value-type="float">
            <text:p>1413.378</text:p>
          </table:table-cell>
          <table:table-cell table:formula="of:=([.B16] - [.D16])" office:value-type="float" office:value="0.204000000000178" calcext:value-type="float">
            <text:p>0.2040000</text:p>
          </table:table-cell>
          <table:table-cell table:formula="of:= -([.E16] * 0.0254)" office:value-type="float" office:value="-0.00518160000000452" calcext:value-type="float">
            <text:p>-0.00518160000000452</text:p>
          </table:table-cell>
          <table:table-cell table:formula="of:= [.F16] * 0.066518" office:value-type="float" office:value="-0.000344669668800301" calcext:value-type="float">
            <text:p>-0.000344669668800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4_LN8</text:p>
          </table:table-cell>
          <table:table-cell office:value-type="float" office:value="746.128" calcext:value-type="float">
            <text:p>746.128</text:p>
          </table:table-cell>
          <table:table-cell office:value-type="string" calcext:value-type="string">
            <text:p>IO_B34_LP8</text:p>
          </table:table-cell>
          <table:table-cell office:value-type="float" office:value="741.719" calcext:value-type="float">
            <text:p>741.719</text:p>
          </table:table-cell>
          <table:table-cell table:formula="of:=([.B17] - [.D17])" office:value-type="float" office:value="4.40899999999999" calcext:value-type="float">
            <text:p>4.4090000</text:p>
          </table:table-cell>
          <table:table-cell table:formula="of:= -([.E17] * 0.0254)" office:value-type="float" office:value="-0.1119886" calcext:value-type="float">
            <text:p>-0.1119886</text:p>
          </table:table-cell>
          <table:table-cell table:formula="of:= [.F17] * 0.066518" office:value-type="float" office:value="-0.00744925769479998" calcext:value-type="float">
            <text:p>-0.00744925769479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_B35_LN4</text:p>
          </table:table-cell>
          <table:table-cell office:value-type="float" office:value="1698.864" calcext:value-type="float">
            <text:p>1698.864</text:p>
          </table:table-cell>
          <table:table-cell office:value-type="string" calcext:value-type="string">
            <text:p>IO_B35_LP4</text:p>
          </table:table-cell>
          <table:table-cell office:value-type="float" office:value="1700.392" calcext:value-type="float">
            <text:p>1700.392</text:p>
          </table:table-cell>
          <table:table-cell table:formula="of:=([.B18] - [.D18])" office:value-type="float" office:value="-1.52800000000002" calcext:value-type="float">
            <text:p>-1.5280000</text:p>
          </table:table-cell>
          <table:table-cell table:formula="of:= -([.E18] * 0.0254)" office:value-type="float" office:value="0.0388112000000005" calcext:value-type="float">
            <text:p>0.0388112000000005</text:p>
          </table:table-cell>
          <table:table-cell table:formula="of:= [.F18] * 0.066518" office:value-type="float" office:value="0.00258164340160003" calcext:value-type="float">
            <text:p>0.0025816434016000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18] + [.I18]" office:value-type="float" office:value="0.00258164340160003" calcext:value-type="float">
            <text:p>0.00258164340160003</text:p>
          </table:table-cell>
        </table:table-row>
        <table:table-row table:style-name="ro1">
          <table:table-cell office:value-type="string" calcext:value-type="string">
            <text:p>IO_B35_LN5</text:p>
          </table:table-cell>
          <table:table-cell office:value-type="float" office:value="1318.283" calcext:value-type="float">
            <text:p>1318.283</text:p>
          </table:table-cell>
          <table:table-cell office:value-type="string" calcext:value-type="string">
            <text:p>IO_B35_LP5</text:p>
          </table:table-cell>
          <table:table-cell office:value-type="float" office:value="1317.537" calcext:value-type="float">
            <text:p>1317.537</text:p>
          </table:table-cell>
          <table:table-cell table:formula="of:=([.B19] - [.D19])" office:value-type="float" office:value="0.745999999999867" calcext:value-type="float">
            <text:p>0.7460000</text:p>
          </table:table-cell>
          <table:table-cell table:formula="of:= -([.E19] * 0.0254)" office:value-type="float" office:value="-0.0189483999999966" calcext:value-type="float">
            <text:p>-0.0189483999999966</text:p>
          </table:table-cell>
          <table:table-cell table:formula="of:= [.F19] * 0.066518" office:value-type="float" office:value="-0.00126040967119978" calcext:value-type="float">
            <text:p>-0.00126040967119978</text:p>
          </table:table-cell>
          <table:table-cell table:number-columns-repeated="2"/>
          <table:table-cell table:formula="of:= [.G19] + [.I19]" office:value-type="float" office:value="-0.00126040967119978" calcext:value-type="float">
            <text:p>-0.00126040967119978</text:p>
          </table:table-cell>
        </table:table-row>
        <table:table-row table:style-name="ro1">
          <table:table-cell office:value-type="string" calcext:value-type="string">
            <text:p>IO_B35_LN6</text:p>
          </table:table-cell>
          <table:table-cell office:value-type="float" office:value="1602.119" calcext:value-type="float">
            <text:p>1602.119</text:p>
          </table:table-cell>
          <table:table-cell office:value-type="string" calcext:value-type="string">
            <text:p>IO_B35_LP6</text:p>
          </table:table-cell>
          <table:table-cell office:value-type="float" office:value="1600.247" calcext:value-type="float">
            <text:p>1600.247</text:p>
          </table:table-cell>
          <table:table-cell table:formula="of:=([.B20] - [.D20])" office:value-type="float" office:value="1.87199999999984" calcext:value-type="float">
            <text:p>1.8720000</text:p>
          </table:table-cell>
          <table:table-cell table:formula="of:= -([.E20] * 0.0254)" office:value-type="float" office:value="-0.0475487999999959" calcext:value-type="float">
            <text:p>-0.0475487999999959</text:p>
          </table:table-cell>
          <table:table-cell table:formula="of:= [.F20] * 0.066518" office:value-type="float" office:value="-0.00316285107839973" calcext:value-type="float">
            <text:p>-0.00316285107839973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0] + [.I20]" office:value-type="float" office:value="-0.00316285107839973" calcext:value-type="float">
            <text:p>-0.00316285107839973</text:p>
          </table:table-cell>
        </table:table-row>
        <table:table-row table:style-name="ro1">
          <table:table-cell office:value-type="string" calcext:value-type="string">
            <text:p>IO_B35_LN7</text:p>
          </table:table-cell>
          <table:table-cell office:value-type="float" office:value="2558.743" calcext:value-type="float">
            <text:p>2558.743</text:p>
          </table:table-cell>
          <table:table-cell office:value-type="string" calcext:value-type="string">
            <text:p>IO_B35_LP7</text:p>
          </table:table-cell>
          <table:table-cell office:value-type="float" office:value="2557.737" calcext:value-type="float">
            <text:p>2557.737</text:p>
          </table:table-cell>
          <table:table-cell table:formula="of:=([.B21] - [.D21])" office:value-type="float" office:value="1.00599999999986" calcext:value-type="float">
            <text:p>1.0060000</text:p>
          </table:table-cell>
          <table:table-cell table:formula="of:= -([.E21] * 0.0254)" office:value-type="float" office:value="-0.0255523999999964" calcext:value-type="float">
            <text:p>-0.0255523999999964</text:p>
          </table:table-cell>
          <table:table-cell table:formula="of:= [.F21] * 0.066518" office:value-type="float" office:value="-0.00169969454319976" calcext:value-type="float">
            <text:p>-0.00169969454319976</text:p>
          </table:table-cell>
          <table:table-cell table:number-columns-repeated="2"/>
          <table:table-cell table:formula="of:= [.G21] + [.I21]" office:value-type="float" office:value="-0.00169969454319976" calcext:value-type="float">
            <text:p>-0.00169969454319976</text:p>
          </table:table-cell>
        </table:table-row>
        <table:table-row table:style-name="ro1">
          <table:table-cell office:value-type="string" calcext:value-type="string">
            <text:p>IO_B35_LN8</text:p>
          </table:table-cell>
          <table:table-cell office:value-type="float" office:value="1312.747" calcext:value-type="float">
            <text:p>1312.747</text:p>
          </table:table-cell>
          <table:table-cell office:value-type="string" calcext:value-type="string">
            <text:p>IO_B35_LP8</text:p>
          </table:table-cell>
          <table:table-cell office:value-type="float" office:value="1310.897" calcext:value-type="float">
            <text:p>1310.897</text:p>
          </table:table-cell>
          <table:table-cell table:formula="of:=([.B22] - [.D22])" office:value-type="float" office:value="1.85000000000014" calcext:value-type="float">
            <text:p>1.8500000</text:p>
          </table:table-cell>
          <table:table-cell table:formula="of:= -([.E22] * 0.0254)" office:value-type="float" office:value="-0.0469900000000036" calcext:value-type="float">
            <text:p>-0.0469900000000036</text:p>
          </table:table-cell>
          <table:table-cell table:formula="of:= [.F22] * 0.066518" office:value-type="float" office:value="-0.00312568082000024" calcext:value-type="float">
            <text:p>-0.00312568082000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2] + [.I22]" office:value-type="float" office:value="-0.00312568082000024" calcext:value-type="float">
            <text:p>-0.00312568082000024</text:p>
          </table:table-cell>
        </table:table-row>
        <table:table-row table:style-name="ro1">
          <table:table-cell office:value-type="string" calcext:value-type="string">
            <text:p>IO_B35_LN9</text:p>
          </table:table-cell>
          <table:table-cell office:value-type="float" office:value="2243.387" calcext:value-type="float">
            <text:p>2243.387</text:p>
          </table:table-cell>
          <table:table-cell office:value-type="string" calcext:value-type="string">
            <text:p>IO_B35_LP9</text:p>
          </table:table-cell>
          <table:table-cell office:value-type="float" office:value="2239.713" calcext:value-type="float">
            <text:p>2239.713</text:p>
          </table:table-cell>
          <table:table-cell table:formula="of:=([.B23] - [.D23])" office:value-type="float" office:value="3.67399999999998" calcext:value-type="float">
            <text:p>3.6740000</text:p>
          </table:table-cell>
          <table:table-cell table:formula="of:= -([.E23] * 0.0254)" office:value-type="float" office:value="-0.0933195999999995" calcext:value-type="float">
            <text:p>-0.0933195999999995</text:p>
          </table:table-cell>
          <table:table-cell table:formula="of:= [.F23] * 0.066518" office:value-type="float" office:value="-0.00620743315279997" calcext:value-type="float">
            <text:p>-0.00620743315279997</text:p>
          </table:table-cell>
          <table:table-cell table:number-columns-repeated="2"/>
          <table:table-cell table:formula="of:= [.G23] + [.I23]" office:value-type="float" office:value="-0.00620743315279997" calcext:value-type="float">
            <text:p>-0.00620743315279997</text:p>
          </table:table-cell>
        </table:table-row>
        <table:table-row table:style-name="ro1">
          <table:table-cell office:value-type="string" calcext:value-type="string">
            <text:p>IO_B35_LN10</text:p>
          </table:table-cell>
          <table:table-cell office:value-type="float" office:value="1683.661" calcext:value-type="float">
            <text:p>1683.661</text:p>
          </table:table-cell>
          <table:table-cell office:value-type="string" calcext:value-type="string">
            <text:p>IO_B35_LP10</text:p>
          </table:table-cell>
          <table:table-cell office:value-type="float" office:value="1686.993" calcext:value-type="float">
            <text:p>1686.993</text:p>
          </table:table-cell>
          <table:table-cell table:formula="of:=([.B24] - [.D24])" office:value-type="float" office:value="-3.33199999999988" calcext:value-type="float">
            <text:p>-3.3320000</text:p>
          </table:table-cell>
          <table:table-cell table:formula="of:= -([.E24] * 0.0254)" office:value-type="float" office:value="0.0846327999999969" calcext:value-type="float">
            <text:p>0.0846327999999969</text:p>
          </table:table-cell>
          <table:table-cell table:formula="of:= [.F24] * 0.066518" office:value-type="float" office:value="0.0056296045903998" calcext:value-type="float">
            <text:p>0.0056296045903998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4] + [.I24]" office:value-type="float" office:value="0.0056296045903998" calcext:value-type="float">
            <text:p>0.0056296045903998</text:p>
          </table:table-cell>
        </table:table-row>
        <table:table-row table:style-name="ro1">
          <table:table-cell office:value-type="string" calcext:value-type="string">
            <text:p>IO_B35_LN11</text:p>
          </table:table-cell>
          <table:table-cell office:value-type="float" office:value="1994.836" calcext:value-type="float">
            <text:p>1994.836</text:p>
          </table:table-cell>
          <table:table-cell office:value-type="string" calcext:value-type="string">
            <text:p>IO_B35_LP11</text:p>
          </table:table-cell>
          <table:table-cell office:value-type="float" office:value="1997.028" calcext:value-type="float">
            <text:p>1997.028</text:p>
          </table:table-cell>
          <table:table-cell table:formula="of:=([.B25] - [.D25])" office:value-type="float" office:value="-2.19200000000001" calcext:value-type="float">
            <text:p>-2.1920000</text:p>
          </table:table-cell>
          <table:table-cell table:formula="of:= -([.E25] * 0.0254)" office:value-type="float" office:value="0.0556768000000003" calcext:value-type="float">
            <text:p>0.0556768000000003</text:p>
          </table:table-cell>
          <table:table-cell table:formula="of:= [.F25] * 0.066518" office:value-type="float" office:value="0.00370350938240002" calcext:value-type="float">
            <text:p>0.00370350938240002</text:p>
          </table:table-cell>
          <table:table-cell table:number-columns-repeated="2"/>
          <table:table-cell table:formula="of:= [.G25] + [.I25]" office:value-type="float" office:value="0.00370350938240002" calcext:value-type="float">
            <text:p>0.00370350938240002</text:p>
          </table:table-cell>
        </table:table-row>
        <table:table-row table:style-name="ro1">
          <table:table-cell office:value-type="string" calcext:value-type="string">
            <text:p>IO_B35_LN12</text:p>
          </table:table-cell>
          <table:table-cell office:value-type="float" office:value="1727.584" calcext:value-type="float">
            <text:p>1727.584</text:p>
          </table:table-cell>
          <table:table-cell office:value-type="string" calcext:value-type="string">
            <text:p>IO_B35_LP12</text:p>
          </table:table-cell>
          <table:table-cell office:value-type="float" office:value="1724.079" calcext:value-type="float">
            <text:p>1724.079</text:p>
          </table:table-cell>
          <table:table-cell table:formula="of:=([.B26] - [.D26])" office:value-type="float" office:value="3.50500000000011" calcext:value-type="float">
            <text:p>3.5050000</text:p>
          </table:table-cell>
          <table:table-cell table:formula="of:= -([.E26] * 0.0254)" office:value-type="float" office:value="-0.0890270000000028" calcext:value-type="float">
            <text:p>-0.0890270000000028</text:p>
          </table:table-cell>
          <table:table-cell table:formula="of:= [.F26] * 0.066518" office:value-type="float" office:value="-0.00592189798600019" calcext:value-type="float">
            <text:p>-0.00592189798600019</text:p>
          </table:table-cell>
          <table:table-cell/>
          <table:table-cell office:value-type="float" office:value="0" calcext:value-type="float">
            <text:p>0</text:p>
          </table:table-cell>
          <table:table-cell table:formula="of:= [.G26] + [.I26]" office:value-type="float" office:value="-0.00592189798600019" calcext:value-type="float">
            <text:p>-0.00592189798600019</text:p>
          </table:table-cell>
        </table:table-row>
        <table:table-row table:style-name="ro1">
          <table:table-cell office:value-type="string" calcext:value-type="string">
            <text:p>IO_B35_LN13</text:p>
          </table:table-cell>
          <table:table-cell office:value-type="float" office:value="1353.38" calcext:value-type="float">
            <text:p>1353.38</text:p>
          </table:table-cell>
          <table:table-cell office:value-type="string" calcext:value-type="string">
            <text:p>IO_B35_LP13</text:p>
          </table:table-cell>
          <table:table-cell office:value-type="float" office:value="1348.834" calcext:value-type="float">
            <text:p>1348.834</text:p>
          </table:table-cell>
          <table:table-cell table:formula="of:=([.B27] - [.D27])" office:value-type="float" office:value="4.54600000000005" calcext:value-type="float">
            <text:p>4.5460000</text:p>
          </table:table-cell>
          <table:table-cell table:formula="of:= -([.E27] * 0.0254)" office:value-type="float" office:value="-0.115468400000001" calcext:value-type="float">
            <text:p>-0.115468400000001</text:p>
          </table:table-cell>
          <table:table-cell table:formula="of:= [.F27] * 0.066518" office:value-type="float" office:value="-0.00768072703120008" calcext:value-type="float">
            <text:p>-0.00768072703120008</text:p>
          </table:table-cell>
          <table:table-cell table:number-columns-repeated="2"/>
          <table:table-cell table:formula="of:= [.G27] + [.I27]" office:value-type="float" office:value="-0.00768072703120008" calcext:value-type="float">
            <text:p>-0.00768072703120008</text:p>
          </table:table-cell>
        </table:table-row>
        <table:table-row table:style-name="ro1">
          <table:table-cell office:value-type="string" calcext:value-type="string">
            <text:p>IO_B35_LN14</text:p>
          </table:table-cell>
          <table:table-cell office:value-type="float" office:value="1297.986" calcext:value-type="float">
            <text:p>1297.986</text:p>
          </table:table-cell>
          <table:table-cell office:value-type="string" calcext:value-type="string">
            <text:p>IO_B35_LP14</text:p>
          </table:table-cell>
          <table:table-cell office:value-type="float" office:value="1295.785" calcext:value-type="float">
            <text:p>1295.785</text:p>
          </table:table-cell>
          <table:table-cell table:formula="of:=([.B28] - [.D28])" office:value-type="float" office:value="2.20100000000002" calcext:value-type="float">
            <text:p>2.2010000</text:p>
          </table:table-cell>
          <table:table-cell table:formula="of:= -([.E28] * 0.0254)" office:value-type="float" office:value="-0.0559054000000005" calcext:value-type="float">
            <text:p>-0.0559054000000005</text:p>
          </table:table-cell>
          <table:table-cell table:formula="of:= [.F28] * 0.066518" office:value-type="float" office:value="-0.00371871539720003" calcext:value-type="float">
            <text:p>-0.00371871539720003</text:p>
          </table:table-cell>
          <table:table-cell office:value-type="string" calcext:value-type="string">
            <text:p>clk_1</text:p>
          </table:table-cell>
          <table:table-cell office:value-type="float" office:value="0.005520994" calcext:value-type="float">
            <text:p>0.005520994</text:p>
          </table:table-cell>
          <table:table-cell table:formula="of:= [.G28] + [.I28]" office:value-type="float" office:value="0.00180227860279997" calcext:value-type="float">
            <text:p>0.00180227860279997</text:p>
          </table:table-cell>
        </table:table-row>
        <table:table-row table:style-name="ro1">
          <table:table-cell office:value-type="string" calcext:value-type="string">
            <text:p>IO_B35_LN15</text:p>
          </table:table-cell>
          <table:table-cell office:value-type="float" office:value="1444.76" calcext:value-type="float">
            <text:p>1444.76</text:p>
          </table:table-cell>
          <table:table-cell office:value-type="string" calcext:value-type="string">
            <text:p>IO_B35_LP15</text:p>
          </table:table-cell>
          <table:table-cell office:value-type="float" office:value="1446.504" calcext:value-type="float">
            <text:p>1446.504</text:p>
          </table:table-cell>
          <table:table-cell table:formula="of:=([.B29] - [.D29])" office:value-type="float" office:value="-1.74399999999991" calcext:value-type="float">
            <text:p>-1.7440000</text:p>
          </table:table-cell>
          <table:table-cell table:formula="of:= -([.E29] * 0.0254)" office:value-type="float" office:value="0.0442975999999977" calcext:value-type="float">
            <text:p>0.0442975999999977</text:p>
          </table:table-cell>
          <table:table-cell table:formula="of:= [.F29] * 0.066518" office:value-type="float" office:value="0.00294658775679985" calcext:value-type="float">
            <text:p>0.00294658775679985</text:p>
          </table:table-cell>
          <table:table-cell table:number-columns-repeated="2"/>
          <table:table-cell table:formula="of:= [.G29] + [.I29]" office:value-type="float" office:value="0.00294658775679985" calcext:value-type="float">
            <text:p>0.00294658775679985</text:p>
          </table:table-cell>
        </table:table-row>
        <table:table-row table:style-name="ro1">
          <table:table-cell office:value-type="string" calcext:value-type="string">
            <text:p>IO_B35_LN16</text:p>
          </table:table-cell>
          <table:table-cell office:value-type="float" office:value="1365.524" calcext:value-type="float">
            <text:p>1365.524</text:p>
          </table:table-cell>
          <table:table-cell office:value-type="string" calcext:value-type="string">
            <text:p>IO_B35_LP16</text:p>
          </table:table-cell>
          <table:table-cell office:value-type="float" office:value="1368.709" calcext:value-type="float">
            <text:p>1368.709</text:p>
          </table:table-cell>
          <table:table-cell table:formula="of:=([.B30] - [.D30])" office:value-type="float" office:value="-3.18500000000017" calcext:value-type="float">
            <text:p>-3.1850000</text:p>
          </table:table-cell>
          <table:table-cell table:formula="of:= -([.E30] * 0.0254)" office:value-type="float" office:value="0.0808990000000043" calcext:value-type="float">
            <text:p>0.0808990000000043</text:p>
          </table:table-cell>
          <table:table-cell table:formula="of:= [.F30] * 0.066518" office:value-type="float" office:value="0.00538123968200029" calcext:value-type="float">
            <text:p>0.00538123968200029</text:p>
          </table:table-cell>
          <table:table-cell table:number-columns-repeated="2"/>
          <table:table-cell table:formula="of:= [.G30] + [.I30]" office:value-type="float" office:value="0.00538123968200029" calcext:value-type="float">
            <text:p>0.00538123968200029</text:p>
          </table:table-cell>
        </table:table-row>
        <table:table-row table:style-name="ro1">
          <table:table-cell office:value-type="string" calcext:value-type="string">
            <text:p>IO_B35_LN17</text:p>
          </table:table-cell>
          <table:table-cell office:value-type="float" office:value="1584.709" calcext:value-type="float">
            <text:p>1584.709</text:p>
          </table:table-cell>
          <table:table-cell office:value-type="string" calcext:value-type="string">
            <text:p>IO_B35_LP17</text:p>
          </table:table-cell>
          <table:table-cell office:value-type="float" office:value="1589.203" calcext:value-type="float">
            <text:p>1589.203</text:p>
          </table:table-cell>
          <table:table-cell table:formula="of:=([.B31] - [.D31])" office:value-type="float" office:value="-4.49399999999991" calcext:value-type="float">
            <text:p>-4.4940000</text:p>
          </table:table-cell>
          <table:table-cell table:formula="of:= -([.E31] * 0.0254)" office:value-type="float" office:value="0.114147599999998" calcext:value-type="float">
            <text:p>0.114147599999998</text:p>
          </table:table-cell>
          <table:table-cell table:formula="of:= [.F31] * 0.066518" office:value-type="float" office:value="0.00759287005679985" calcext:value-type="float">
            <text:p>0.00759287005679985</text:p>
          </table:table-cell>
          <table:table-cell table:number-columns-repeated="2"/>
          <table:table-cell table:formula="of:= [.G31] + [.I31]" office:value-type="float" office:value="0.00759287005679985" calcext:value-type="float">
            <text:p>0.00759287005679985</text:p>
          </table:table-cell>
        </table:table-row>
        <table:table-row table:style-name="ro1">
          <table:table-cell office:value-type="string" calcext:value-type="string">
            <text:p>IO_B35_LN18</text:p>
          </table:table-cell>
          <table:table-cell office:value-type="float" office:value="1259.818" calcext:value-type="float">
            <text:p>1259.818</text:p>
          </table:table-cell>
          <table:table-cell office:value-type="string" calcext:value-type="string">
            <text:p>IO_B35_LP18</text:p>
          </table:table-cell>
          <table:table-cell office:value-type="float" office:value="1261.51" calcext:value-type="float">
            <text:p>1261.51</text:p>
          </table:table-cell>
          <table:table-cell table:formula="of:=([.B32] - [.D32])" office:value-type="float" office:value="-1.69200000000001" calcext:value-type="float">
            <text:p>-1.6920000</text:p>
          </table:table-cell>
          <table:table-cell table:formula="of:= -([.E32] * 0.0254)" office:value-type="float" office:value="0.0429768000000003" calcext:value-type="float">
            <text:p>0.0429768000000003</text:p>
          </table:table-cell>
          <table:table-cell table:formula="of:= [.F32] * 0.066518" office:value-type="float" office:value="0.00285873078240002" calcext:value-type="float">
            <text:p>0.00285873078240002</text:p>
          </table:table-cell>
          <table:table-cell table:number-columns-repeated="2"/>
          <table:table-cell table:formula="of:= [.G32] + [.I32]" office:value-type="float" office:value="0.00285873078240002" calcext:value-type="float">
            <text:p>0.00285873078240002</text:p>
          </table:table-cell>
        </table:table-row>
        <table:table-row table:style-name="ro1">
          <table:table-cell office:value-type="string" calcext:value-type="string">
            <text:p>IO_B35_LN19</text:p>
          </table:table-cell>
          <table:table-cell office:value-type="float" office:value="2507.722" calcext:value-type="float">
            <text:p>2507.722</text:p>
          </table:table-cell>
          <table:table-cell office:value-type="string" calcext:value-type="string">
            <text:p>IO_B35_LP19</text:p>
          </table:table-cell>
          <table:table-cell office:value-type="float" office:value="2506.261" calcext:value-type="float">
            <text:p>2506.261</text:p>
          </table:table-cell>
          <table:table-cell table:formula="of:=([.B33] - [.D33])" office:value-type="float" office:value="1.46100000000024" calcext:value-type="float">
            <text:p>1.4610000</text:p>
          </table:table-cell>
          <table:table-cell table:formula="of:= -([.E33] * 0.0254)" office:value-type="float" office:value="-0.0371094000000061" calcext:value-type="float">
            <text:p>-0.0371094000000061</text:p>
          </table:table-cell>
          <table:table-cell table:formula="of:= [.F33] * 0.066518" office:value-type="float" office:value="-0.00246844306920041" calcext:value-type="float">
            <text:p>-0.00246844306920041</text:p>
          </table:table-cell>
          <table:table-cell table:number-columns-repeated="2"/>
          <table:table-cell table:formula="of:= [.G33] + [.I33]" office:value-type="float" office:value="-0.00246844306920041" calcext:value-type="float">
            <text:p>-0.00246844306920041</text:p>
          </table:table-cell>
        </table:table-row>
        <table:table-row table:style-name="ro1">
          <table:table-cell office:value-type="string" calcext:value-type="string">
            <text:p>IO_B35_LN20</text:p>
          </table:table-cell>
          <table:table-cell office:value-type="float" office:value="2786.621" calcext:value-type="float">
            <text:p>2786.621</text:p>
          </table:table-cell>
          <table:table-cell office:value-type="string" calcext:value-type="string">
            <text:p>IO_B35_LP20</text:p>
          </table:table-cell>
          <table:table-cell office:value-type="float" office:value="2784.904" calcext:value-type="float">
            <text:p>2784.904</text:p>
          </table:table-cell>
          <table:table-cell table:formula="of:=([.B34] - [.D34])" office:value-type="float" office:value="1.7170000000001" calcext:value-type="float">
            <text:p>1.7170000</text:p>
          </table:table-cell>
          <table:table-cell table:formula="of:= -([.E34] * 0.0254)" office:value-type="float" office:value="-0.0436118000000025" calcext:value-type="float">
            <text:p>-0.0436118000000025</text:p>
          </table:table-cell>
          <table:table-cell table:formula="of:= [.F34] * 0.066518" office:value-type="float" office:value="-0.00290096971240017" calcext:value-type="float">
            <text:p>-0.00290096971240017</text:p>
          </table:table-cell>
          <table:table-cell table:number-columns-repeated="2"/>
          <table:table-cell table:formula="of:= [.G34] + [.I34]" office:value-type="float" office:value="-0.00290096971240017" calcext:value-type="float">
            <text:p>-0.00290096971240017</text:p>
          </table:table-cell>
        </table:table-row>
        <table:table-row table:style-name="ro1">
          <table:table-cell office:value-type="string" calcext:value-type="string">
            <text:p>IO_B35_LN21</text:p>
          </table:table-cell>
          <table:table-cell office:value-type="float" office:value="2423.881" calcext:value-type="float">
            <text:p>2423.881</text:p>
          </table:table-cell>
          <table:table-cell office:value-type="string" calcext:value-type="string">
            <text:p>IO_B35_LP21</text:p>
          </table:table-cell>
          <table:table-cell office:value-type="float" office:value="2420.077" calcext:value-type="float">
            <text:p>2420.077</text:p>
          </table:table-cell>
          <table:table-cell table:formula="of:=([.B35] - [.D35])" office:value-type="float" office:value="3.80399999999963" calcext:value-type="float">
            <text:p>3.8040000</text:p>
          </table:table-cell>
          <table:table-cell table:formula="of:= -([.E35] * 0.0254)" office:value-type="float" office:value="-0.0966215999999906" calcext:value-type="float">
            <text:p>-0.0966215999999906</text:p>
          </table:table-cell>
          <table:table-cell table:formula="of:= [.F35] * 0.066518" office:value-type="float" office:value="-0.00642707558879937" calcext:value-type="float">
            <text:p>-0.00642707558879937</text:p>
          </table:table-cell>
          <table:table-cell table:number-columns-repeated="2"/>
          <table:table-cell table:formula="of:= [.G35] + [.I35]" office:value-type="float" office:value="-0.00642707558879937" calcext:value-type="float">
            <text:p>-0.00642707558879937</text:p>
          </table:table-cell>
        </table:table-row>
        <table:table-row table:style-name="ro1">
          <table:table-cell office:value-type="string" calcext:value-type="string">
            <text:p>IO_B35_LN22</text:p>
          </table:table-cell>
          <table:table-cell office:value-type="float" office:value="1734.753" calcext:value-type="float">
            <text:p>1734.753</text:p>
          </table:table-cell>
          <table:table-cell office:value-type="string" calcext:value-type="string">
            <text:p>IO_B35_LP22</text:p>
          </table:table-cell>
          <table:table-cell office:value-type="float" office:value="1738.076" calcext:value-type="float">
            <text:p>1738.076</text:p>
          </table:table-cell>
          <table:table-cell table:formula="of:=([.B36] - [.D36])" office:value-type="float" office:value="-3.32300000000009" calcext:value-type="float">
            <text:p>-3.3230000</text:p>
          </table:table-cell>
          <table:table-cell table:formula="of:= -([.E36] * 0.0254)" office:value-type="float" office:value="0.0844042000000023" calcext:value-type="float">
            <text:p>0.0844042000000023</text:p>
          </table:table-cell>
          <table:table-cell table:formula="of:= [.F36] * 0.066518" office:value-type="float" office:value="0.00561439857560015" calcext:value-type="float">
            <text:p>0.00561439857560015</text:p>
          </table:table-cell>
          <table:table-cell table:number-columns-repeated="2"/>
          <table:table-cell table:formula="of:= [.G36] + [.I36]" office:value-type="float" office:value="0.00561439857560015" calcext:value-type="float">
            <text:p>0.00561439857560015</text:p>
          </table:table-cell>
        </table:table-row>
        <table:table-row table:style-name="ro1">
          <table:table-cell office:value-type="string" calcext:value-type="string">
            <text:p>IO_B35_LN23</text:p>
          </table:table-cell>
          <table:table-cell office:value-type="float" office:value="2153.957" calcext:value-type="float">
            <text:p>2153.957</text:p>
          </table:table-cell>
          <table:table-cell office:value-type="string" calcext:value-type="string">
            <text:p>IO_B35_LP23</text:p>
          </table:table-cell>
          <table:table-cell office:value-type="float" office:value="2152.485" calcext:value-type="float">
            <text:p>2152.485</text:p>
          </table:table-cell>
          <table:table-cell table:formula="of:=([.B37] - [.D37])" office:value-type="float" office:value="1.47199999999975" calcext:value-type="float">
            <text:p>1.4720000</text:p>
          </table:table-cell>
          <table:table-cell table:formula="of:= -([.E37] * 0.0254)" office:value-type="float" office:value="-0.0373887999999937" calcext:value-type="float">
            <text:p>-0.0373887999999937</text:p>
          </table:table-cell>
          <table:table-cell table:formula="of:= [.F37] * 0.066518" office:value-type="float" office:value="-0.00248702819839958" calcext:value-type="float">
            <text:p>-0.00248702819839958</text:p>
          </table:table-cell>
          <table:table-cell table:number-columns-repeated="2"/>
          <table:table-cell table:formula="of:= [.G37] + [.I37]" office:value-type="float" office:value="-0.00248702819839958" calcext:value-type="float">
            <text:p>-0.00248702819839958</text:p>
          </table:table-cell>
        </table:table-row>
        <table:table-row table:style-name="ro1">
          <table:table-cell office:value-type="string" calcext:value-type="string">
            <text:p>IO_B35_LN24</text:p>
          </table:table-cell>
          <table:table-cell office:value-type="float" office:value="1847.083" calcext:value-type="float">
            <text:p>1847.083</text:p>
          </table:table-cell>
          <table:table-cell office:value-type="string" calcext:value-type="string">
            <text:p>IO_B35_LP24</text:p>
          </table:table-cell>
          <table:table-cell office:value-type="float" office:value="1850.601" calcext:value-type="float">
            <text:p>1850.601</text:p>
          </table:table-cell>
          <table:table-cell table:formula="of:=([.B38] - [.D38])" office:value-type="float" office:value="-3.51800000000003" calcext:value-type="float">
            <text:p>-3.5180000</text:p>
          </table:table-cell>
          <table:table-cell table:formula="of:= -([.E38] * 0.0254)" office:value-type="float" office:value="0.0893572000000008" calcext:value-type="float">
            <text:p>0.0893572000000008</text:p>
          </table:table-cell>
          <table:table-cell table:formula="of:= [.F38] * 0.066518" office:value-type="float" office:value="0.00594386222960005" calcext:value-type="float">
            <text:p>0.00594386222960005</text:p>
          </table:table-cell>
          <table:table-cell office:value-type="string" calcext:value-type="string">
            <text:p>sync1</text:p>
          </table:table-cell>
          <table:table-cell office:value-type="float" office:value="0.002727238" calcext:value-type="float">
            <text:p>0.002727238</text:p>
          </table:table-cell>
          <table:table-cell table:formula="of:= [.G38] + [.I38]" office:value-type="float" office:value="0.00867110022960005" calcext:value-type="float">
            <text:p>0.00867110022960005</text:p>
          </table:table-cell>
        </table:table-row>
        <calcext:conditional-formats>
          <calcext:conditional-format calcext:target-range-address="'DiffSkew (Zturnv2)'.G2:'DiffSkew (Zturnv2)'.G38">
            <calcext:condition calcext:apply-style-name="Accent 1" calcext:value="&gt;0.06945" calcext:base-cell-address="'DiffSkew (Zturnv2)'.G2"/>
            <calcext:condition calcext:apply-style-name="Accent 1" calcext:value="&lt;-0.06945" calcext:base-cell-address="'DiffSkew (Zturnv2)'.G2"/>
          </calcext:conditional-format>
        </calcext:conditional-formats>
      </table:table>
      <table:table table:name="Skew ~ TP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et / Pair name</text:p>
          </table:table-cell>
          <table:table-cell office:value-type="string" calcext:value-type="string">
            <text:p>L_MainBoard (mm)</text:p>
          </table:table-cell>
          <table:table-cell office:value-type="string" calcext:value-type="string">
            <text:p>L_Breakout (mm)</text:p>
          </table:table-cell>
          <table:table-cell office:value-type="string" calcext:value-type="string">
            <text:p>Total Length (mm)</text:p>
          </table:table-cell>
          <table:table-cell office:value-type="string" calcext:value-type="string">
            <text:p>TP (ns/mm)</text:p>
          </table:table-cell>
          <table:table-cell office:value-type="string" calcext:value-type="string">
            <text:p>Total delay (ns)</text:p>
          </table:table-cell>
          <table:table-cell office:value-type="string" calcext:value-type="string">
            <text:p>Skew to clk (ns)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clk (ns)</text:p>
          </table:table-cell>
          <table:table-cell office:value-type="string" calcext:value-type="string">
            <text:p>Skew_max (ns)</text:p>
          </table:table-cell>
        </table:table-row>
        <table:table-row table:style-name="ro1">
          <table:table-cell office:value-type="string" calcext:value-type="string">
            <text:p>clkout1</text:p>
          </table:table-cell>
          <table:table-cell office:value-type="float" office:value="54.0261" calcext:value-type="float">
            <text:p>54.0261</text:p>
          </table:table-cell>
          <table:table-cell office:value-type="float" office:value="12.2531" calcext:value-type="float">
            <text:p>12.2531</text:p>
          </table:table-cell>
          <table:table-cell table:formula="of:= [.B2] + [.C2]" office:value-type="float" office:value="66.2792" calcext:value-type="float">
            <text:p>66.2792</text:p>
          </table:table-cell>
          <table:table-cell office:value-type="float" office:value="0.066518" calcext:value-type="float">
            <text:p>0.066518</text:p>
          </table:table-cell>
          <table:table-cell table:formula="of:= [.D2] * [.E2]" office:value-type="float" office:value="4.4087598256" calcext:value-type="float">
            <text:p>4.4087598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1</text:p>
          </table:table-cell>
          <table:table-cell office:value-type="float" office:value="54.3" calcext:value-type="float">
            <text:p>54.3</text:p>
          </table:table-cell>
          <table:table-cell office:value-type="float" office:value="11.7897" calcext:value-type="float">
            <text:p>11.7897</text:p>
          </table:table-cell>
          <table:table-cell table:formula="of:= [.B3] + [.C3]" office:value-type="float" office:value="66.0897" calcext:value-type="float">
            <text:p>66.0897</text:p>
          </table:table-cell>
          <table:table-cell office:value-type="float" office:value="0.066518" calcext:value-type="float">
            <text:p>0.066518</text:p>
          </table:table-cell>
          <table:table-cell table:formula="of:= [.D3] * [.E3]" office:value-type="float" office:value="4.3961546646" calcext:value-type="float">
            <text:p>4.3961546646</text:p>
          </table:table-cell>
          <table:table-cell table:formula="of:= ([.F3] - [.F$2])" office:value-type="float" office:value="-0.0126051610000006" calcext:value-type="float">
            <text:p>-0.012605161000000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1</text:p>
          </table:table-cell>
          <table:table-cell office:value-type="float" office:value="54.6773" calcext:value-type="float">
            <text:p>54.6773</text:p>
          </table:table-cell>
          <table:table-cell office:value-type="float" office:value="12.0427" calcext:value-type="float">
            <text:p>12.0427</text:p>
          </table:table-cell>
          <table:table-cell table:formula="of:= [.B4] + [.C4]" office:value-type="float" office:value="66.72" calcext:value-type="float">
            <text:p>66.72</text:p>
          </table:table-cell>
          <table:table-cell office:value-type="float" office:value="0.066518" calcext:value-type="float">
            <text:p>0.066518</text:p>
          </table:table-cell>
          <table:table-cell table:formula="of:= [.D4] * [.E4]" office:value-type="float" office:value="4.43808096" calcext:value-type="float">
            <text:p>4.43808096</text:p>
          </table:table-cell>
          <table:table-cell table:formula="of:= ([.F4] - [.F$2])" office:value-type="float" office:value="0.0293211344" calcext:value-type="float">
            <text:p>0.029321134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1</text:p>
          </table:table-cell>
          <table:table-cell office:value-type="float" office:value="54.6203" calcext:value-type="float">
            <text:p>54.6203</text:p>
          </table:table-cell>
          <table:table-cell office:value-type="float" office:value="11.8949" calcext:value-type="float">
            <text:p>11.8949</text:p>
          </table:table-cell>
          <table:table-cell table:formula="of:= [.B5] + [.C5]" office:value-type="float" office:value="66.5152" calcext:value-type="float">
            <text:p>66.5152</text:p>
          </table:table-cell>
          <table:table-cell office:value-type="float" office:value="0.066518" calcext:value-type="float">
            <text:p>0.066518</text:p>
          </table:table-cell>
          <table:table-cell table:formula="of:= [.D5] * [.E5]" office:value-type="float" office:value="4.4244580736" calcext:value-type="float">
            <text:p>4.4244580736</text:p>
          </table:table-cell>
          <table:table-cell table:formula="of:= ([.F5] - [.F$2])" office:value-type="float" office:value="0.0156982479999996" calcext:value-type="float">
            <text:p>0.015698247999999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1</text:p>
          </table:table-cell>
          <table:table-cell office:value-type="float" office:value="54.3876" calcext:value-type="float">
            <text:p>54.3876</text:p>
          </table:table-cell>
          <table:table-cell office:value-type="float" office:value="11.6845" calcext:value-type="float">
            <text:p>11.6845</text:p>
          </table:table-cell>
          <table:table-cell table:formula="of:= [.B6] + [.C6]" office:value-type="float" office:value="66.0721" calcext:value-type="float">
            <text:p>66.0721</text:p>
          </table:table-cell>
          <table:table-cell office:value-type="float" office:value="0.066518" calcext:value-type="float">
            <text:p>0.066518</text:p>
          </table:table-cell>
          <table:table-cell table:formula="of:= [.D6] * [.E6]" office:value-type="float" office:value="4.3949839478" calcext:value-type="float">
            <text:p>4.3949839478</text:p>
          </table:table-cell>
          <table:table-cell table:formula="of:= ([.F6] - [.F$2])" office:value-type="float" office:value="-0.0137758777999997" calcext:value-type="float">
            <text:p>-0.0137758777999997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1</text:p>
          </table:table-cell>
          <table:table-cell office:value-type="float" office:value="54.3" calcext:value-type="float">
            <text:p>54.3</text:p>
          </table:table-cell>
          <table:table-cell office:value-type="float" office:value="11.5793" calcext:value-type="float">
            <text:p>11.5793</text:p>
          </table:table-cell>
          <table:table-cell table:formula="of:= [.B7] + [.C7]" office:value-type="float" office:value="65.8793" calcext:value-type="float">
            <text:p>65.8793</text:p>
          </table:table-cell>
          <table:table-cell office:value-type="float" office:value="0.066518" calcext:value-type="float">
            <text:p>0.066518</text:p>
          </table:table-cell>
          <table:table-cell table:formula="of:= [.D7] * [.E7]" office:value-type="float" office:value="4.3821592774" calcext:value-type="float">
            <text:p>4.3821592774</text:p>
          </table:table-cell>
          <table:table-cell table:formula="of:= ([.F7] - [.F$2])" office:value-type="float" office:value="-0.0266005482000002" calcext:value-type="float">
            <text:p>-0.0266005482000002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1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8] + [.C8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8] * [.E8]" office:value-type="float" office:value="4.040901982" calcext:value-type="float">
            <text:p>4.040901982</text:p>
          </table:table-cell>
          <table:table-cell table:formula="of:= ([.F8] - [.F$2])" office:value-type="float" office:value="-0.3678578436" calcext:value-type="float">
            <text:p>-0.3678578436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8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1</text:p>
          </table:table-cell>
          <table:table-cell office:value-type="float" office:value="60.1246" calcext:value-type="float">
            <text:p>60.1246</text:p>
          </table:table-cell>
          <table:table-cell office:value-type="float" office:value="0" calcext:value-type="float">
            <text:p>0</text:p>
          </table:table-cell>
          <table:table-cell table:formula="of:= [.B9] + [.C9]" office:value-type="float" office:value="60.1246" calcext:value-type="float">
            <text:p>60.1246</text:p>
          </table:table-cell>
          <table:table-cell office:value-type="float" office:value="0.066518" calcext:value-type="float">
            <text:p>0.066518</text:p>
          </table:table-cell>
          <table:table-cell table:formula="of:= [.D9] * [.E9]" office:value-type="float" office:value="3.9993681428" calcext:value-type="float">
            <text:p>3.9993681428</text:p>
          </table:table-cell>
          <table:table-cell table:formula="of:= ([.F9] - [.F$2])" office:value-type="float" office:value="-0.4093916828" calcext:value-type="float">
            <text:p>-0.4093916828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9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1_1</text:p>
          </table:table-cell>
          <table:table-cell office:value-type="float" office:value="59.9664" calcext:value-type="float">
            <text:p>59.9664</text:p>
          </table:table-cell>
          <table:table-cell office:value-type="float" office:value="0" calcext:value-type="float">
            <text:p>0</text:p>
          </table:table-cell>
          <table:table-cell table:formula="of:= [.B10] + [.C10]" office:value-type="float" office:value="59.9664" calcext:value-type="float">
            <text:p>59.9664</text:p>
          </table:table-cell>
          <table:table-cell office:value-type="float" office:value="0.066518" calcext:value-type="float">
            <text:p>0.066518</text:p>
          </table:table-cell>
          <table:table-cell table:formula="of:= [.D10] * [.E10]" office:value-type="float" office:value="3.9888449952" calcext:value-type="float">
            <text:p>3.9888449952</text:p>
          </table:table-cell>
          <table:table-cell table:formula="of:= ([.F10] - [.F$2])" office:value-type="float" office:value="-0.4199148304" calcext:value-type="float">
            <text:p>-0.4199148304</text:p>
          </table:table-cell>
          <table:table-cell office:value-type="string" calcext:value-type="string">
            <text:p>clkout1</text:p>
          </table:table-cell>
          <table:table-cell office:value-type="float" office:value="2.778" calcext:value-type="float">
            <text:p>2.778</text:p>
          </table:table-cell>
          <table:table-cell table:formula="of:= [.I10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clkout0</text:p>
          </table:table-cell>
          <table:table-cell office:value-type="float" office:value="54.9042" calcext:value-type="float">
            <text:p>54.9042</text:p>
          </table:table-cell>
          <table:table-cell office:value-type="float" office:value="12.2531" calcext:value-type="float">
            <text:p>12.2531</text:p>
          </table:table-cell>
          <table:table-cell table:formula="of:= [.B11] + [.C11]" office:value-type="float" office:value="67.1573" calcext:value-type="float">
            <text:p>67.1573</text:p>
          </table:table-cell>
          <table:table-cell office:value-type="float" office:value="0.066518" calcext:value-type="float">
            <text:p>0.066518</text:p>
          </table:table-cell>
          <table:table-cell table:formula="of:= [.D11] * [.E11]" office:value-type="float" office:value="4.4671692814" calcext:value-type="float">
            <text:p>4.4671692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2.778" calcext:value-type="float">
            <text:p>2.778</text:p>
          </table:table-cell>
          <table:table-cell table:formula="of:= [.I11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sync0</text:p>
          </table:table-cell>
          <table:table-cell office:value-type="float" office:value="55.2196" calcext:value-type="float">
            <text:p>55.2196</text:p>
          </table:table-cell>
          <table:table-cell office:value-type="float" office:value="11.7897" calcext:value-type="float">
            <text:p>11.7897</text:p>
          </table:table-cell>
          <table:table-cell table:formula="of:= [.B12] + [.C12]" office:value-type="float" office:value="67.0093" calcext:value-type="float">
            <text:p>67.0093</text:p>
          </table:table-cell>
          <table:table-cell office:value-type="float" office:value="0.066518" calcext:value-type="float">
            <text:p>0.066518</text:p>
          </table:table-cell>
          <table:table-cell table:formula="of:= [.D12] * [.E12]" office:value-type="float" office:value="4.4573246174" calcext:value-type="float">
            <text:p>4.4573246174</text:p>
          </table:table-cell>
          <table:table-cell table:formula="of:= ([.F12] - [.F$11])" office:value-type="float" office:value="-0.00984466400000095" calcext:value-type="float">
            <text:p>-0.00984466400000095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2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0_0</text:p>
          </table:table-cell>
          <table:table-cell office:value-type="float" office:value="54.8877" calcext:value-type="float">
            <text:p>54.8877</text:p>
          </table:table-cell>
          <table:table-cell office:value-type="float" office:value="12.0427" calcext:value-type="float">
            <text:p>12.0427</text:p>
          </table:table-cell>
          <table:table-cell table:formula="of:= [.B13] + [.C13]" office:value-type="float" office:value="66.9304" calcext:value-type="float">
            <text:p>66.9304</text:p>
          </table:table-cell>
          <table:table-cell office:value-type="float" office:value="0.066518" calcext:value-type="float">
            <text:p>0.066518</text:p>
          </table:table-cell>
          <table:table-cell table:formula="of:= [.D13] * [.E13]" office:value-type="float" office:value="4.4520763472" calcext:value-type="float">
            <text:p>4.4520763472</text:p>
          </table:table-cell>
          <table:table-cell table:formula="of:= ([.F13] - [.F$11])" office:value-type="float" office:value="-0.0150929342000001" calcext:value-type="float">
            <text:p>-0.01509293420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3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1_0</text:p>
          </table:table-cell>
          <table:table-cell office:value-type="float" office:value="55.5853" calcext:value-type="float">
            <text:p>55.5853</text:p>
          </table:table-cell>
          <table:table-cell office:value-type="float" office:value="11.8949" calcext:value-type="float">
            <text:p>11.8949</text:p>
          </table:table-cell>
          <table:table-cell table:formula="of:= [.B14] + [.C14]" office:value-type="float" office:value="67.4802" calcext:value-type="float">
            <text:p>67.4802</text:p>
          </table:table-cell>
          <table:table-cell office:value-type="float" office:value="0.066518" calcext:value-type="float">
            <text:p>0.066518</text:p>
          </table:table-cell>
          <table:table-cell table:formula="of:= [.D14] * [.E14]" office:value-type="float" office:value="4.4886479436" calcext:value-type="float">
            <text:p>4.4886479436</text:p>
          </table:table-cell>
          <table:table-cell table:formula="of:= ([.F14] - [.F$11])" office:value-type="float" office:value="0.0214786621999989" calcext:value-type="float">
            <text:p>0.0214786621999989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4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2_0</text:p>
          </table:table-cell>
          <table:table-cell office:value-type="float" office:value="55.7024" calcext:value-type="float">
            <text:p>55.7024</text:p>
          </table:table-cell>
          <table:table-cell office:value-type="float" office:value="11.6845" calcext:value-type="float">
            <text:p>11.6845</text:p>
          </table:table-cell>
          <table:table-cell table:formula="of:= [.B15] + [.C15]" office:value-type="float" office:value="67.3869" calcext:value-type="float">
            <text:p>67.3869</text:p>
          </table:table-cell>
          <table:table-cell office:value-type="float" office:value="0.066518" calcext:value-type="float">
            <text:p>0.066518</text:p>
          </table:table-cell>
          <table:table-cell table:formula="of:= [.D15] * [.E15]" office:value-type="float" office:value="4.4824418142" calcext:value-type="float">
            <text:p>4.4824418142</text:p>
          </table:table-cell>
          <table:table-cell table:formula="of:= ([.F15] - [.F$11])" office:value-type="float" office:value="0.0152725327999992" calcext:value-type="float">
            <text:p>0.0152725327999992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5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dout3_0</text:p>
          </table:table-cell>
          <table:table-cell office:value-type="float" office:value="55.674" calcext:value-type="float">
            <text:p>55.674</text:p>
          </table:table-cell>
          <table:table-cell office:value-type="float" office:value="11.5793" calcext:value-type="float">
            <text:p>11.5793</text:p>
          </table:table-cell>
          <table:table-cell table:formula="of:= [.B16] + [.C16]" office:value-type="float" office:value="67.2533" calcext:value-type="float">
            <text:p>67.2533</text:p>
          </table:table-cell>
          <table:table-cell office:value-type="float" office:value="0.066518" calcext:value-type="float">
            <text:p>0.066518</text:p>
          </table:table-cell>
          <table:table-cell table:formula="of:= [.D16] * [.E16]" office:value-type="float" office:value="4.4735550094" calcext:value-type="float">
            <text:p>4.4735550094</text:p>
          </table:table-cell>
          <table:table-cell table:formula="of:= ([.F16] - [.F$11])" office:value-type="float" office:value="0.00638572799999881" calcext:value-type="float">
            <text:p>0.0063857279999988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6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trigger0_0</text:p>
          </table:table-cell>
          <table:table-cell office:value-type="float" office:value="60.749" calcext:value-type="float">
            <text:p>60.749</text:p>
          </table:table-cell>
          <table:table-cell office:value-type="float" office:value="0" calcext:value-type="float">
            <text:p>0</text:p>
          </table:table-cell>
          <table:table-cell table:formula="of:= [.B17] + [.C17]" office:value-type="float" office:value="60.749" calcext:value-type="float">
            <text:p>60.749</text:p>
          </table:table-cell>
          <table:table-cell office:value-type="float" office:value="0.066518" calcext:value-type="float">
            <text:p>0.066518</text:p>
          </table:table-cell>
          <table:table-cell table:formula="of:= [.D17] * [.E17]" office:value-type="float" office:value="4.040901982" calcext:value-type="float">
            <text:p>4.040901982</text:p>
          </table:table-cell>
          <table:table-cell table:formula="of:= ([.F17] - [.F$11])" office:value-type="float" office:value="-0.426267299400001" calcext:value-type="float">
            <text:p>-0.426267299400001</text:p>
          </table:table-cell>
          <table:table-cell office:value-type="string" calcext:value-type="string">
            <text:p>clkout0</text:p>
          </table:table-cell>
          <table:table-cell office:value-type="float" office:value="2.778" calcext:value-type="float">
            <text:p>2.778</text:p>
          </table:table-cell>
          <table:table-cell table:formula="of:= [.I17] / 40" office:value-type="float" office:value="0.06945" calcext:value-type="float">
            <text:p>0.06945</text:p>
          </table:table-cell>
        </table:table-row>
        <table:table-row table:style-name="ro1">
          <table:table-cell office:value-type="string" calcext:value-type="string">
            <text:p>monitor0_0</text:p>
          </table:table-cell>
          <table:table-cell office:value-type="float" office:value="40.0387" calcext:value-type="float">
            <text:p>40.0387</text:p>
          </table:table-cell>
          <table:table-cell office:value-type="float" office:value="0" calcext:value-type="float">
            <text:p>0</text:p>
          </table:table-cell>
          <table:table-cell table:formula="of:= [.B18] + [.C18]" office:value-type="float" office:value="40.0387" calcext:value-type="float">
            <text:p>40.0387</text:p>
          </table:table-cell>
          <table:table-cell office:value-type="float" office:value="0.066518" calcext:value-type="float">
            <text:p>0.066518</text:p>
          </table:table-cell>
          <table:table-cell table:formula="of:= [.D18] * [.E18]" office:value-type="float" office:value="2.6632942466" calcext:value-type="float">
            <text:p>2.6632942466</text:p>
          </table:table-cell>
          <table:table-cell table:formula="of:= ([.F18] - [.F$11])" office:value-type="float" office:value="-1.8038750348" calcext:value-type="float">
            <text:p>-1.8038750348</text:p>
          </table:table-cell>
          <table:table-cell office:value-type="string" calcext:value-type="string">
            <text:p>clkout0</text:p>
          </table:table-cell>
          <table:table-cell office:value-type="float" office:value="3.778" calcext:value-type="float">
            <text:p>3.778</text:p>
          </table:table-cell>
          <table:table-cell table:formula="of:= [.I18] / 40" office:value-type="float" office:value="0.09445" calcext:value-type="float">
            <text:p>0.09445</text:p>
          </table:table-cell>
        </table:table-row>
        <table:table-row table:style-name="ro1">
          <table:table-cell office:value-type="string" calcext:value-type="string">
            <text:p>monitor1_0</text:p>
          </table:table-cell>
          <table:table-cell office:value-type="float" office:value="39.8922" calcext:value-type="float">
            <text:p>39.8922</text:p>
          </table:table-cell>
          <table:table-cell office:value-type="float" office:value="0" calcext:value-type="float">
            <text:p>0</text:p>
          </table:table-cell>
          <table:table-cell table:formula="of:= [.B19] + [.C19]" office:value-type="float" office:value="39.8922" calcext:value-type="float">
            <text:p>39.8922</text:p>
          </table:table-cell>
          <table:table-cell office:value-type="float" office:value="0.066518" calcext:value-type="float">
            <text:p>0.066518</text:p>
          </table:table-cell>
          <table:table-cell table:formula="of:= [.D19] * [.E19]" office:value-type="float" office:value="2.6535493596" calcext:value-type="float">
            <text:p>2.6535493596</text:p>
          </table:table-cell>
          <table:table-cell table:formula="of:= ([.F19] - [.F$11])" office:value-type="float" office:value="-1.8136199218" calcext:value-type="float">
            <text:p>-1.8136199218</text:p>
          </table:table-cell>
          <table:table-cell office:value-type="string" calcext:value-type="string">
            <text:p>clkout0</text:p>
          </table:table-cell>
          <table:table-cell office:value-type="float" office:value="4.778" calcext:value-type="float">
            <text:p>4.778</text:p>
          </table:table-cell>
          <table:table-cell table:formula="of:= [.I19] / 40" office:value-type="float" office:value="0.11945" calcext:value-type="float">
            <text:p>0.11945</text:p>
          </table:table-cell>
        </table:table-row>
        <table:table-row table:style-name="ro1">
          <table:table-cell office:value-type="string" calcext:value-type="string">
            <text:p>sck_1</text:p>
          </table:table-cell>
          <table:table-cell office:value-type="float" office:value="59.7639" calcext:value-type="float">
            <text:p>59.7639</text:p>
          </table:table-cell>
          <table:table-cell office:value-type="float" office:value="32.5009" calcext:value-type="float">
            <text:p>32.5009</text:p>
          </table:table-cell>
          <table:table-cell table:formula="of:= [.B20] + [.C20]" office:value-type="float" office:value="92.2648" calcext:value-type="float">
            <text:p>92.2648</text:p>
          </table:table-cell>
          <table:table-cell office:value-type="float" office:value="0.066518" calcext:value-type="float">
            <text:p>0.066518</text:p>
          </table:table-cell>
          <table:table-cell table:formula="of:= [.D20] * [.E20]" office:value-type="float" office:value="6.1372699664" calcext:value-type="float">
            <text:p>6.137269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0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1</text:p>
          </table:table-cell>
          <table:table-cell office:value-type="float" office:value="61.4859" calcext:value-type="float">
            <text:p>61.4859</text:p>
          </table:table-cell>
          <table:table-cell office:value-type="float" office:value="31.1596" calcext:value-type="float">
            <text:p>31.1596</text:p>
          </table:table-cell>
          <table:table-cell table:formula="of:= [.B21] + [.C21]" office:value-type="float" office:value="92.6455" calcext:value-type="float">
            <text:p>92.6455</text:p>
          </table:table-cell>
          <table:table-cell office:value-type="float" office:value="0.066518" calcext:value-type="float">
            <text:p>0.066518</text:p>
          </table:table-cell>
          <table:table-cell table:formula="of:= [.D21] * [.E21]" office:value-type="float" office:value="6.162593369" calcext:value-type="float">
            <text:p>6.162593369</text:p>
          </table:table-cell>
          <table:table-cell table:formula="of:=ABS([.F21] - [.F$20])" office:value-type="float" office:value="0.0253234025999998" calcext:value-type="float">
            <text:p>0.0253234025999998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1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1</text:p>
          </table:table-cell>
          <table:table-cell office:value-type="float" office:value="61.0006" calcext:value-type="float">
            <text:p>61.0006</text:p>
          </table:table-cell>
          <table:table-cell office:value-type="float" office:value="30.0598" calcext:value-type="float">
            <text:p>30.0598</text:p>
          </table:table-cell>
          <table:table-cell table:formula="of:= [.B22] + [.C22]" office:value-type="float" office:value="91.0604" calcext:value-type="float">
            <text:p>91.0604</text:p>
          </table:table-cell>
          <table:table-cell office:value-type="float" office:value="0.066518" calcext:value-type="float">
            <text:p>0.066518</text:p>
          </table:table-cell>
          <table:table-cell table:formula="of:= [.D22] * [.E22]" office:value-type="float" office:value="6.0571556872" calcext:value-type="float">
            <text:p>6.0571556872</text:p>
          </table:table-cell>
          <table:table-cell table:formula="of:=ABS([.F22] - [.F$20])" office:value-type="float" office:value="0.0801142792" calcext:value-type="float">
            <text:p>0.0801142792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2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1</text:p>
          </table:table-cell>
          <table:table-cell office:value-type="float" office:value="63.7242" calcext:value-type="float">
            <text:p>63.7242</text:p>
          </table:table-cell>
          <table:table-cell office:value-type="float" office:value="27.0568" calcext:value-type="float">
            <text:p>27.0568</text:p>
          </table:table-cell>
          <table:table-cell table:formula="of:= [.B23] + [.C23]" office:value-type="float" office:value="90.781" calcext:value-type="float">
            <text:p>90.781</text:p>
          </table:table-cell>
          <table:table-cell office:value-type="float" office:value="0.066518" calcext:value-type="float">
            <text:p>0.066518</text:p>
          </table:table-cell>
          <table:table-cell table:formula="of:= [.D23] * [.E23]" office:value-type="float" office:value="6.038570558" calcext:value-type="float">
            <text:p>6.038570558</text:p>
          </table:table-cell>
          <table:table-cell table:formula="of:=ABS([.F23] - [.F$20])" office:value-type="float" office:value="0.0986994083999999" calcext:value-type="float">
            <text:p>0.0986994083999999</text:p>
          </table:table-cell>
          <table:table-cell office:value-type="string" calcext:value-type="string">
            <text:p>sck_1</text:p>
          </table:table-cell>
          <table:table-cell office:value-type="float" office:value="83.333" calcext:value-type="float">
            <text:p>83.333</text:p>
          </table:table-cell>
          <table:table-cell table:formula="of:= [.I23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ck_0</text:p>
          </table:table-cell>
          <table:table-cell office:value-type="float" office:value="57.9868" calcext:value-type="float">
            <text:p>57.9868</text:p>
          </table:table-cell>
          <table:table-cell office:value-type="float" office:value="32.5009" calcext:value-type="float">
            <text:p>32.5009</text:p>
          </table:table-cell>
          <table:table-cell table:formula="of:= [.B24] + [.C24]" office:value-type="float" office:value="90.4877" calcext:value-type="float">
            <text:p>90.4877</text:p>
          </table:table-cell>
          <table:table-cell office:value-type="float" office:value="0.066518" calcext:value-type="float">
            <text:p>0.066518</text:p>
          </table:table-cell>
          <table:table-cell table:formula="of:= [.D24] * [.E24]" office:value-type="float" office:value="6.0190608286" calcext:value-type="float">
            <text:p>6.0190608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“</text:p>
          </table:table-cell>
          <table:table-cell office:value-type="float" office:value="83.333" calcext:value-type="float">
            <text:p>83.333</text:p>
          </table:table-cell>
          <table:table-cell table:formula="of:= [.I24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iso_0</text:p>
          </table:table-cell>
          <table:table-cell office:value-type="float" office:value="60.828" calcext:value-type="float">
            <text:p>60.828</text:p>
          </table:table-cell>
          <table:table-cell office:value-type="float" office:value="31.1596" calcext:value-type="float">
            <text:p>31.1596</text:p>
          </table:table-cell>
          <table:table-cell table:formula="of:= [.B25] + [.C25]" office:value-type="float" office:value="91.9876" calcext:value-type="float">
            <text:p>91.9876</text:p>
          </table:table-cell>
          <table:table-cell office:value-type="float" office:value="0.066518" calcext:value-type="float">
            <text:p>0.066518</text:p>
          </table:table-cell>
          <table:table-cell table:formula="of:= [.D25] * [.E25]" office:value-type="float" office:value="6.1188311768" calcext:value-type="float">
            <text:p>6.1188311768</text:p>
          </table:table-cell>
          <table:table-cell table:formula="of:= ABS([.F25]-[.F$24])" office:value-type="float" office:value="0.0997703481999999" calcext:value-type="float">
            <text:p>0.099770348199999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5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mosi_0</text:p>
          </table:table-cell>
          <table:table-cell office:value-type="float" office:value="60" calcext:value-type="float">
            <text:p>60</text:p>
          </table:table-cell>
          <table:table-cell office:value-type="float" office:value="30.0598" calcext:value-type="float">
            <text:p>30.0598</text:p>
          </table:table-cell>
          <table:table-cell table:formula="of:= [.B26] + [.C26]" office:value-type="float" office:value="90.0598" calcext:value-type="float">
            <text:p>90.0598</text:p>
          </table:table-cell>
          <table:table-cell office:value-type="float" office:value="0.066518" calcext:value-type="float">
            <text:p>0.066518</text:p>
          </table:table-cell>
          <table:table-cell table:formula="of:= [.D26] * [.E26]" office:value-type="float" office:value="5.9905977764" calcext:value-type="float">
            <text:p>5.9905977764</text:p>
          </table:table-cell>
          <table:table-cell table:formula="of:= ABS([.F26]-[.F$24])" office:value-type="float" office:value="0.0284630522000002" calcext:value-type="float">
            <text:p>0.0284630522000002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6] / 40" office:value-type="float" office:value="2.083325" calcext:value-type="float">
            <text:p>2.083325</text:p>
          </table:table-cell>
        </table:table-row>
        <table:table-row table:style-name="ro1">
          <table:table-cell office:value-type="string" calcext:value-type="string">
            <text:p>ss_0</text:p>
          </table:table-cell>
          <table:table-cell office:value-type="float" office:value="62.8266" calcext:value-type="float">
            <text:p>62.8266</text:p>
          </table:table-cell>
          <table:table-cell office:value-type="float" office:value="27.0568" calcext:value-type="float">
            <text:p>27.0568</text:p>
          </table:table-cell>
          <table:table-cell table:formula="of:= [.B27] + [.C27]" office:value-type="float" office:value="89.8834" calcext:value-type="float">
            <text:p>89.8834</text:p>
          </table:table-cell>
          <table:table-cell office:value-type="float" office:value="0.066518" calcext:value-type="float">
            <text:p>0.066518</text:p>
          </table:table-cell>
          <table:table-cell table:formula="of:= [.D27] * [.E27]" office:value-type="float" office:value="5.9788640012" calcext:value-type="float">
            <text:p>5.9788640012</text:p>
          </table:table-cell>
          <table:table-cell table:formula="of:= ABS([.F27]-[.F$24])" office:value-type="float" office:value="0.0401968274000009" calcext:value-type="float">
            <text:p>0.0401968274000009</text:p>
          </table:table-cell>
          <table:table-cell office:value-type="string" calcext:value-type="string">
            <text:p>sck_0</text:p>
          </table:table-cell>
          <table:table-cell office:value-type="float" office:value="83.333" calcext:value-type="float">
            <text:p>83.333</text:p>
          </table:table-cell>
          <table:table-cell table:formula="of:= [.I27] / 40" office:value-type="float" office:value="2.083325" calcext:value-type="float">
            <text:p>2.083325</text:p>
          </table:table-cell>
        </table:table-row>
        <table:table-row table:style-name="ro1" table:number-rows-repeated="10">
          <table:table-cell table:number-columns-repeated="6"/>
          <table:table-cell table:style-name="ce8"/>
          <table:table-cell table:number-columns-repeated="3"/>
        </table:table-row>
        <table:table-row table:style-name="ro1">
          <table:table-cell table:number-columns-repeated="6"/>
          <table:table-cell table:style-name="ce8"/>
          <table:table-cell table:number-columns-repeated="3"/>
        </table:table-row>
        <calcext:conditional-formats>
          <calcext:conditional-format calcext:target-range-address="'DiffSkew (Zturnv2)'.G28:'DiffSkew (Zturnv2)'.G38">
            <calcext:condition calcext:apply-style-name="Accent 1" calcext:value="&gt;0.06945" calcext:base-cell-address="'DiffSkew (Zturnv2)'.G28"/>
            <calcext:condition calcext:apply-style-name="Accent" calcext:value="&lt;-0.06945" calcext:base-cell-address="'DiffSkew (Zturnv2)'.G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9">00/00/0000</text:date>, <text:time style:data-style-name="N2" text:time-value="16:03:56.272191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4T11:17:35.133243777</meta:creation-date>
    <dc:date>2024-07-29T16:09:46.459616121</dc:date>
    <meta:editing-duration>P1DT56M55S</meta:editing-duration>
    <meta:editing-cycles>157</meta:editing-cycles>
    <meta:generator>LibreOffice/24.2.5.2$Linux_X86_64 LibreOffice_project/d6e8b0f3fc6e8af2b00cf4969fd0d2fa45b9a62e</meta:generator>
    <meta:document-statistic meta:table-count="3" meta:cell-count="1119" meta:object-count="0"/>
  </office:meta>
</office:document-meta>
</file>